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eceb" officeooo:paragraph-rsid="0000e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e</text:p>
      <text:p text:style-name="P1"/>
      <text:p text:style-name="P1">#1</text:p>
      <text:p text:style-name="P1">string = " AA AAA "</text:p>
      <text:p text:style-name="P1">re.search(r" A{2,5} ", string)</text:p>
      <text:p text:style-name="P1"/>
      <text:p text:style-name="P1">#2</text:p>
      <text:p text:style-name="P1">string = "12.113 is a number, 23.34 is also a number"</text:p>
      <text:p text:style-name="P1">re.sub(r"\d+\.\d+", "float", string)</text:p>
      <text:p text:style-name="P1"/>
      <text:p text:style-name="P1">#3</text:p>
      <text:p text:style-name="P1">_, n = re.subn(r"\d+\.\d+", "float", string)</text:p>
      <text:p text:style-name="P1">print(n)</text:p>
      <text:p text:style-name="P1"/>
      <text:p text:style-name="P1">#4</text:p>
      <text:p text:style-name="P1">string = "12 -44 +33 22 22 11 -445"</text:p>
      <text:p text:style-name="P1">s = re.findall(r"\-?\d+", string)</text:p>
      <text:p text:style-name="P1">l = list(map(int, s))</text:p>
      <text:p text:style-name="P1">avg = sum(l) / len(l)</text:p>
      <text:p text:style-name="P1"/>
      <text:p text:style-name="P1">#5</text:p>
      <text:p text:style-name="P1">string = "EE364EE364"</text:p>
      <text:p text:style-name="P1">re.sub(r"EE364", "EE461", string, count=1)</text:p>
      <text:p text:style-name="P1"/>
      <text:p text:style-name="P1">#6</text:p>
      <text:p text:style-name="P1">string = "126.216.011.007"</text:p>
      <text:p text:style-name="P1">x = re.match(r"(\d{1,2}|[0-1]\d{2}|2[0-4]\d|25[0-5])(\.([0-1]\d{2}|2[0-4]\d|25[0-5]|\d{1,2})){3}", string)</text:p>
      <text:p text:style-name="P1"/>
      <text:p text:style-name="P1">#7</text:p>
      <text:p text:style-name="P1">#search for "e" in input ignore case</text:p>
      <text:p text:style-name="P1">#match from start for (.*) is a (.*) in input</text:p>
      <text:p text:style-name="P1">#attach the tag for two (.*) above and "is a"</text:p>
      <text:p text:style-name="P1">#search for I(like)(you), "like" more than 9 times, "you" 1-2 ti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document-statistic meta:table-count="0" meta:image-count="0" meta:object-count="0" meta:page-count="1" meta:paragraph-count="26" meta:word-count="114" meta:character-count="711" meta:non-whitespace-character-count="623"/>
  </office:meta>
</office:document-meta>
</file>